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color="#C9211E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color="#00A933"/>
    </style:style>
    <style:style style:name="P27" style:parent-style-name="Standard" style:family="paragraph">
      <style:text-properties fo:color="#00A933"/>
    </style:style>
    <style:style style:name="T28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Assignment No :3</text:p>
      <text:p text:style-name="P2">GitHub</text:p>
      <text:p text:style-name="Standard">----------------------------------------------------------------------------------------------------------------------</text:p>
      <text:p text:style-name="Standard">pl-20@pl20-OptiPlex-3020:~$<text:s/><text:span text:style-name="T3">sudo apt update</text:span></text:p>
      <text:p text:style-name="Standard">pl-20@pl20-OptiPlex-3020:~$<text:s/><text:span text:style-name="T4">sudo apt install git</text:span></text:p>
      <text:p text:style-name="Standard">pl-20@pl20-OptiPlex-3020:~$<text:s/><text:span text:style-name="T5">git –version</text:span></text:p>
      <text:p text:style-name="P6"/>
      <text:p text:style-name="Standard">git version 2.25.1</text:p>
      <text:p text:style-name="Standard"/>
      <text:p text:style-name="Standard">pl-20@pl20-OptiPlex-3020:~$<text:s/><text:span text:style-name="T7">git config --global user.name "</text:span><text:span text:style-name="T8">Ashwini</text:span><text:span text:style-name="T9">"</text:span></text:p>
      <text:p text:style-name="Standard">pl-20@pl20-OptiPlex-3020:~$<text:s/><text:span text:style-name="T10">git config --global user.email "</text:span><text:a xlink:href="mailto:kbtug20255@kbtcoe.org" office:target-frame-name="_top" xlink:show="replace"><text:span text:style-name="T11">kbtug20</text:span><text:span text:style-name="T12">079</text:span><text:span text:style-name="T13">@kbtcoe.org</text:span></text:a><text:span text:style-name="T14">"</text:span></text:p>
      <text:p text:style-name="P15"/>
      <text:p text:style-name="Standard">pl-20@pl20-OptiPlex-3020:~$<text:s/><text:span text:style-name="T16">nano ~/.gitconfig</text:span></text:p>
      <text:p text:style-name="Standard">[user]</text:p>
      <text:p text:style-name="Standard"><text:s text:c="8"/>name =<text:s/>Ashwini</text:p>
      <text:p text:style-name="Standard"><text:s text:c="8"/>email =<text:s/><text:a xlink:href="mailto:kbtug20079@kbtcoe.org" office:target-frame-name="_top" xlink:show="replace"><text:span text:style-name="Hyperlink">kbtug20079@kbtcoe.org</text:span></text:a></text:p>
      <text:p text:style-name="Standard"/>
      <text:p text:style-name="Standard">pl-20@pl20-OptiPlex-3020:~$<text:span text:style-name="T17"><text:s/>git clone https://github.com/</text:span><text:span text:style-name="T18">Ashwini</text:span><text:span text:style-name="T19">/Fast.git</text:span></text:p>
      <text:p text:style-name="Standard">Cloning into 'Fast'...</text:p>
      <text:p text:style-name="Standard">warning: You appear to have cloned an empty repository.</text:p>
      <text:p text:style-name="Standard"/>
      <text:p text:style-name="Standard">pl-20@pl20-OptiPlex-3020:~$<text:s/><text:span text:style-name="T20">cd Fast</text:span></text:p>
      <text:p text:style-name="P21"/>
      <text:p text:style-name="Standard">pl-20@pl20-OptiPlex-3020:~/Fast$<text:s/><text:span text:style-name="T22">git status</text:span></text:p>
      <text:p text:style-name="Standard">On branch master</text:p>
      <text:p text:style-name="Standard">No commits yet</text:p>
      <text:p text:style-name="Standard">Untracked files:</text:p>
      <text:p text:style-name="Standard"><text:s text:c="2"/>(use "git add &lt;file&gt;..." to include in what will be committed)</text:p>
      <text:p text:style-name="Standard"><text:tab/><text:span text:style-name="T23">index.html</text:span></text:p>
      <text:p text:style-name="Standard">nothing added to commit but untracked files present (use "git add" to track)</text:p>
      <text:p text:style-name="Standard"/>
      <text:p text:style-name="Standard">pl-20@pl20-OptiPlex-3020:~/Fast$<text:s/><text:span text:style-name="T24">git add *</text:span></text:p>
      <text:p text:style-name="Standard">pl-20@pl20-OptiPlex-3020:~/Fast$<text:span text:style-name="T25"><text:s/>git commit -m "strong commit Message"</text:span></text:p>
      <text:p text:style-name="Standard">[master (root-commit) 4c3479d] strong commit Message</text:p>
      <text:p text:style-name="Standard"><text:s/>1 file changed, 45 insertions(+)</text:p>
      <text:p text:style-name="Standard"><text:s/>create mode 100644<text:span text:style-name="T26"><text:s/>index.html</text:span></text:p>
      <text:p text:style-name="P27"/>
      <text:p text:style-name="Standard">pl-20@pl20-OptiPlex-3020:~/Fast$<text:span text:style-name="T28"><text:s/>git push</text:span></text:p>
      <text:p text:style-name="Standard">Username for 'https://github.com':<text:s/>Ashwini</text:p>
      <text:p text:style-name="Standard">Password for 'https://Ashwini@github.com':<text:s/><text:a xlink:href="mailto:kbtug@25" office:target-frame-name="_top" xlink:show="replace">kbtug@20079</text:a></text:p>
      <text:p text:style-name="Standard">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font-name-complex="Mangal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mesh nikam</dc:creator>
    <meta:creation-date>2023-03-10T15:18:00Z</meta:creation-date>
    <dc:date>2023-05-17T08:13:00Z</dc:date>
    <meta:template xlink:href="Normal" xlink:type="simple"/>
    <meta:editing-cycles>4</meta:editing-cycles>
    <meta:editing-duration>PT300S</meta:editing-duration>
    <meta:user-defined meta:name="GrammarlyDocumentId">0005b3248d4a0811b296593ba584c2300d19df487ae3dbc10e1ad10b0ffa0b09</meta:user-defined>
    <meta:document-statistic meta:page-count="1" meta:paragraph-count="40" meta:word-count="153" meta:character-count="1578" meta:row-count="47" meta:non-whitespace-character-count="1465"/>
  </office:meta>
</office:document-meta>
</file>